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oeconómicos</text:p>
      <text:p text:style-name="P1">El resurgimiento de la crítica de izquierda, la cual había retrocedido en el período siguiente al XIV Congreso del Partido Comunista de China de 1992, dejó reflejada las tensiones generadas por los rápidos cambios socioeconómicos que ocurrieron luego del viaje al sur de Deng, al igual que lo hicieron las diversas críticas de la Nueva Izquierda consideradas en el capítulo 4.  La crítica a la izquierda de Deng y su pedido por un crecimiento económico más rápido no solo trajo la expansión normal de inversión, sino también estimuló, por primera vez, un mercado inmobiliario activo y especulativo.  En 1992, se invirtieron en bienes raíces alrededor de 73 000 millones de yuanes, un 117 % más que en el año anterior.  Para finales del año, había más de 120 00  empresas inmobiliarias, un aumento de 2,4 veces mayor respecto al año anterior.  Estas empresas arrendaron unas 3000 porciones de tierra con una superficie total de 220 00 hectáreas, marcando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económic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un mero 23 a principios de 1992 a 133 al año siguiente. 
 He Qinglian argumenta que el entusiasmo local por crear dichas empresas se debió a que las autoridades locales y los directores de las empresas vieron en el sistema de acciones compartidas la manera de sacar ventaja de los activos estatales para su propio beneficio. <text:s/> Los activos estatales no sólo se perdieron en las empresas nacionales; empresas conjuntas también compartieron la recompensa.  Ya para 1992, Qinglian sostuvo que las empresas conjuntas habían perdido unos 46 000 millones de yuanes.  He Qinglian llam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con contactos a expensas de la gente común, obstruyó la formación de un mecanismo de competencia leal, y fomentó una corrupción rampante.  Tal especulación inmobiliaria hizo subir los precios de la tierra e hizo que la vivienda quede fuera del alcance de la mayoría de la gente, lo que causó mucho resentimiento.  Uno de los problemas del auge en el mercado inmobiliario es que fue acrecentado  por una fiebre especulativa que creó una burbuja económica que podría, como un investigador dijo, "desaparecer sin aviso". Gran parte del dinero invertido provenía de tierras del interior del país utilizando dinero asignado para la compra de grano y dándoles, en cambio, pagarés a los campesinos.<text:s/> De acuerdo con un informe, se desviaron al menos 57 000 millones de yuanes a principios de 1993 a través de préstamos interbancarios a las zonas costeras, donde fue utilizado para la  especulación en el sector inmobiliario y el mercado de valores.  De acuerdo con un informe, se desviaron al menos 57 000 millones de yuanes a principios de 1993 a través de préstamos interbancarios a las zonas costeras, donde fue utilizado para la  especulación en el sector inmobiliario y el mercado de valores.  Es por eso que no tienen dinero para financiar a los campesinos”. Por lo tanto, la especulación en la costa del mercado inmobiliario exacerbó las tensiones en el campo.
</text:p>
      <text:p text:style-name="P1">El período maoísta había hecho grandes esfuerzos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a.   La era de Deng revirtió estas políticas deteniendo inversiones a gran escala en el tercer frente y reduciendo los pagos por transferencia, lo que le permitió a la “economía natural” de China reafirmarse. <text:s/> The natural tendency for the east coast – where human talent, technology, communications, and transportation are disproportionately concentrated – to move ahead was obscured at first both by the rural reforms, which increased the incomes of the large numbers of farmers who live inland, and by the slow start of urban reform, particularly in Shanghai (where large numbers of SOEs were concentrated). After the mid-1980s, however, rural incomes began to stagnate, the massive investments in inland areas were curtailed, and TVEs along the east coast began to play an increasingly important role in the economy. En 1992, como se acaba de señalar, la cantidad de dinero circulo hacia la costa este de las zonas del interior con la esperanza de una mayor rentabilidad, alimentando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dramáticos socioeconómicos han producido una clase social de "nouveau riche" (nuevos ricos). A mediados de 1980 se habló mucho en la prensa china, lo cual resultó ser exagerado, acerca del surgimiento de familias con ingresos de 10 millones de yuan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 muchas maneras, obviamente, este fue un cambio largo atrasado y saludable que supuestamente marcó la aparición de una clase social media; sin embargo, era todacía bastante pequeña en comparación con la población de China e inluso con su población urbana. No obstante, la nueva clase media, in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escasos. Otras veces era parientes de funcionarios públicos que todavía estaban en la oficina.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A well-known study calls this nouveau riche group the “never-left-out class” (bu luokong jieji) because every time Chinese society entered a new round of adjustment in which resources were reallocated, this group has benefited the most. The same study argues that this group possesses “comprehensive” (zongtixing) capital resources, meaning that it is able to mobilize its multidimensional economic and political contacts to monopolize the best opportunities. This is the same group of people that He Qinglian described when she argued that, through the “marketization of politics,” officials – or those with close relations to officials – have directed millions of dollars worth of assets into private hands, bringing about a form of “primitive socialist accumulation” that rivals anything Marx and Engels observed about “primitive capitalist accumulation.” The result, He argued, has been income inequality surpassing that in either Japan or the United States (keeping in mind that China had a much more equal distribution of income than either of those countries less than a decade before), the rise of secret societies, and mass resentment. China, she argued, seems to be heading not toward liberal democracy and capitalism but toward a “government and mafia alliance.” These socioeconomic trends quickly became a source of popular discontent, and political and intellectual leaders from across the spectrum – the left, the New Left, neostatists, populist nationalists, and liberals – all responded with diagnoses and prescriptions. The leftist articles (the “10,000 character manifestos”) cited previously were clearly intended to exert pressure on Jiang primarily from within elite circles. Although foreign commentators rarely take leftist pronouncements seriously, the evidence strongly suggests that at various times the left has been an important force in elite politics. Even if it has not been able to set the political agenda, it has been able to obstruct the formulation and implementation of reforms. This is in part because the left positions itself as the upholder of Marxist orthodoxy and thus is able to accuse reformers of “deviating” from Marxism. Even after two decades of reform, such charges still have an impact because the Party cannot abandon Marxism without giving up all claims to legitimacy. It should be noted that many leftists come out of the propaganda system and hence are well versed in the language of Marxism–Leninism. As expert symbol manipulators, they can constrain the actions of the leadership. The left further derives influence from the age and long-term service of many of its leaders. As Party elders, they exert an influence out of proportion to their numbers. It should also be noted that the left champions the interests fear it will hurt their interests.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Following the Fifth Plenum, in late 1995 and early 1996, Jiang made a series of internal speeches that tried to distinguish his own program from those of his critics on both the left and the right. Jiang called for drawing a line between Marxism and anti-Marxism in seven areas: between socialist democracy and Western parliamentary democracy, between developing a diverse economy with a predominant public sector and privatization, between studying what is advanced in the West <text:soft-page-break/>and fawning on the West, and so forth. Estas distinciones se pregonaron en una importante serie de artículos de comentaristas realizadas por el periódico PLA Jiefangjun bao entre el 1º de abril y 6 de mayo de 1996. A major purpose of these articles was to warn against rightist tendencies. In this sense they were consistent with the conservative tendency in postTiananmen political commentary, and their conservative tone may explain their appearance in the PLA newspaper rather than in People’s Daily. An editorial note accompanying the first of these eight articles stated that, “[i]n the course of opening to the outside world and economic structural reform, some trends of social thought have inevitably affected the troops, and the corrosive effect on cadres and troops of various sorts of corrupt thinking and culture should not be underestimated.” That first article discussed drawing a line between “socialist democracy” and “Western parliamentary democracy,” decrying the latter but nonetheless calling for new efforts to gradually perfect the former. “Democracy,” the commentary stated in its opening line, “is one of the fundamental goals for which our Party has always struggled.”50 Other articles, however, were more openly critical of the left, even as they defended Party policy against charges of rightism. Por ejemplo, para pedir por patriotismo en el contexto de la apertura al mundo exterior, un artículo afirmaba, en una referencia implícita pero clara a la observación bien conocida de Deng Liqun, que "algunos compañeros creen incluso que cada nuevo bit [fen] que se trae de la inversión extranjera es otro bit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thus juxtaposed “Deng Xiaoping theory” against leftist thought and referred explicitly to the first 10,000 character manifesto when he criticized those who declared that reform had brought about a “new bourgeoisie.” At the same time, Xing defined a “right” that was just as anti-Marxist as the left. Xing cited several manifestations of rightism, including “privatization” and revisionist interpretations of Chinese history that implied that China had taken the wrong road in pursuing the revolutionary path and that it was now necessary to say “farewell to revolution.” This was a reference to the well-known book (discussed in Chapter 3) by prominent philosopher Li Zehou and leading literary critic Liu Zaifu. Although Xing’s criticism of Li and Liu’s book illustrated the need for the Party to respond to intellectual discussions, Xing’s motive here seems to have been to set up a “right” to juxtapose to the “left” of the manifestos. By doing so, Xing could define a “middle course” for Jiang. Xing’s criticism of Farewell to Revolution also served the purpose of warning liberal thinkers <text:soft-page-break/>to hold their peace as Jiang turned his primary attention to warding off the left.56 What Xing Bensi’s long article in Renmin ribao did was to begin staking out a defensible middle ground in China’s political spectrum. In trying to define a middle course, Jiang seemed at once to be taking a leaf from history and trying to sidestep his most serious political dilemma. Chinese politics since Tiananmen, as in many crisis situations, tended to be defined by polarities: one was either for “upholding socialism” or for “bourgeois liberalization.” Taking heed of the fate of his predecessors, Hu Yaobang and Zhao Ziyang, Jiang spent much of his first six years making sure that no one could accuse him of being “lax” on bourgeois liberalization. Indeed, it was this proclivity for caution, if not conservatism, that roused Deng’s ire in 1992. But cautiousness implied impotence.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